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b739" officeooo:paragraph-rsid="0009b739"/>
    </style:style>
    <style:style style:name="P2" style:family="paragraph" style:parent-style-name="Standard" style:list-style-name="L1">
      <style:text-properties officeooo:rsid="0009b739" officeooo:paragraph-rsid="0009b7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ologie CO en langue :</text:p>
      <text:p text:style-name="P1"/>
      <text:p text:style-name="P1">Infos essentielles pour avoir la moyenne</text:p>
      <text:p text:style-name="P1"/>
      <text:list xml:id="list8888126079077185942" text:style-name="L1">
        <text:list-item>
          <text:p text:style-name="P2">Type de document (monologue ou dialogue)</text:p>
        </text:list-item>
        <text:list-item>
          <text:p text:style-name="P2">Nature du document</text:p>
        </text:list-item>
        <text:list-item>
          <text:p text:style-name="P2">Locuteur(s), en détail</text:p>
        </text:list-item>
        <text:list-item>
          <text:p text:style-name="P2">Sujet, de manière fine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08:54.934000000</meta:creation-date>
    <dc:date>2018-09-20T14:11:06.770000000</dc:date>
    <meta:editing-duration>PT2M20S</meta:editing-duration>
    <meta:editing-cycles>1</meta:editing-cycles>
    <meta:document-statistic meta:table-count="0" meta:image-count="0" meta:object-count="0" meta:page-count="1" meta:paragraph-count="6" meta:word-count="31" meta:character-count="173" meta:non-whitespace-character-count="152"/>
    <meta:generator>LibreOffice/5.1.6.2$Windows_x86 LibreOffice_project/07ac168c60a517dba0f0d7bc7540f5afa45f0909</meta:generator>
  </office:meta>
</office:document-meta>
</file>